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style:font-size-asian="12pt" style:font-size-complex="12pt"/>
    </style:style>
    <style:style style:name="P7" style:family="paragraph" style:parent-style-name="Standard" style:list-style-name="L4">
      <style:text-properties fo:font-size="12pt" style:font-size-asian="12pt" style:font-size-complex="12pt"/>
    </style:style>
    <style:style style:name="P8" style:family="paragraph" style:parent-style-name="Standard" style:list-style-name="L5">
      <style:text-properties fo:font-size="12pt" style:font-size-asian="12pt" style:font-size-complex="12pt"/>
    </style:style>
    <style:style style:name="P9" style:family="paragraph" style:parent-style-name="Standard" style:list-style-name="L6">
      <style:text-properties fo:font-size="12pt" style:font-size-asian="12pt" style:font-size-complex="12pt"/>
    </style:style>
    <style:style style:name="P10" style:family="paragraph" style:parent-style-name="Standard" style:list-style-name="L7">
      <style:text-properties fo:font-size="12pt" style:font-size-asian="12pt" style:font-size-complex="12pt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text-properties fo:font-size="18pt" style:font-size-asian="18pt" style:font-size-complex="18pt"/>
    </style:style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 text:c="24"/>HUAWAI TECHNOLOGIES</text:span></text:p>
      <text:p text:style-name="Standard"><text:span text:style-name="T1"/></text:p>
      <text:p text:style-name="Standard"><text:span text:style-name="T1"><text:s/></text:span></text:p>
      <text:p text:style-name="Standard"><text:span text:style-name="T1"><text:s text:c="8"/>1</text:span><text:span text:style-name="T5">st</text:span><text:span text:style-name="T1"> Round : </text:span><text:span text:style-name="T6">Written Test (Aptitude + Technical)</text:span></text:p>
      <text:p text:style-name="Standard"><text:span text:style-name="T6"><text:s text:c="17"/>Topics : <text:s/>A.General Aptitude</text:span></text:p>
      <text:list xml:id="list8967365964744837371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6">Number series</text:span></text:p>
                            </text:list-item>
                            <text:list-item>
                              <text:p text:style-name="P14"><text:span text:style-name="T6">Time &amp; work</text:span></text:p>
                            </text:list-item>
                            <text:list-item>
                              <text:p text:style-name="P14"><text:span text:style-name="T6">Speed &amp; Distance</text:span></text:p>
                            </text:list-item>
                            <text:list-item>
                              <text:p text:style-name="P14"><text:span text:style-name="T6">Ratio &amp; Proportion</text:span></text:p>
                            </text:list-item>
                            <text:list-item>
                              <text:p text:style-name="P14"><text:span text:style-name="T6">Logical questions</text:span></text:p>
                            </text:list-item>
                            <text:list-item>
                              <text:p text:style-name="P14"><text:span text:style-name="T6">Pipes &amp; cistern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6"><text:s text:c="18"/></text:span></text:p>
      <text:p text:style-name="Standard"><text:span text:style-name="T6"><text:s text:c="31"/>B. Technical ( Java or <text:s/>C)</text:span></text:p>
      <text:p text:style-name="Standard"><text:span text:style-name="T6"><text:s text:c="37"/>C quesitons</text:span></text:p>
      <text:list xml:id="list988445590184152176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<text:span text:style-name="T6">Outputs of Programs</text:span></text:p>
                            </text:list-item>
                            <text:list-item>
                              <text:p text:style-name="P15"><text:span text:style-name="T6">Outputs ( Pre increment, Post incr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6"><text:s text:c="55"/>Pre decrement, Post crement)</text:span></text:p>
      <text:p text:style-name="Standard"><text:span text:style-name="T6"><text:s text:c="33"/>3. <text:s text:c="2"/>Out puts <text:s/>(Strings).</text:span></text:p>
      <text:p text:style-name="Standard"><text:span text:style-name="T6"/></text:p>
      <text:p text:style-name="P13"/>
      <text:p text:style-name="Standard"><text:span text:style-name="T1"><text:s text:c="5"/></text:span><text:span text:style-name="T2"><text:s/>1. <text:s text:c="3"/>#</text:span><text:span text:style-name="T1"> </text:span><text:span text:style-name="T2">include &lt; stdio.h&gt;</text:span></text:p>
      <text:p text:style-name="Standard"><text:span text:style-name="T1"><text:s text:c="7"/></text:span><text:span text:style-name="T2"><text:s text:c="2"/>int main ( <text:s text:c="4"/>)</text:span></text:p>
      <text:p text:style-name="P1"><text:s text:c="12"/>{</text:p>
      <text:p text:style-name="P1"><text:s text:c="13"/>char str [ <text:s text:c="5"/>] = <text:s/>" Huawei ";</text:p>
      <text:p text:style-name="P1"><text:s text:c="12"/>strepy <text:s/>(str, <text:s/>" Huawei Technology ")</text:p>
      <text:p text:style-name="P1"><text:s text:c="12"/>Print ( " % d ", size of ( str);</text:p>
      <text:p text:style-name="P1"><text:s text:c="12"/>return <text:s/>0 ;</text:p>
      <text:p text:style-name="P1"><text:s text:c="2"/></text:p>
      <text:p text:style-name="P1"><text:s text:c="8"/>2. <text:s text:c="3"/># include &lt; stdio.h&gt;</text:p>
      <text:p text:style-name="P1"><text:s text:c="12"/># pragma startup functional ( <text:s text:c="2"/>) <text:s text:c="31"/></text:p>
      <text:p text:style-name="P1"><text:s text:c="12"/># pragma exit function 2 ( <text:s text:c="3"/>)</text:p>
      <text:p text:style-name="P1"><text:s text:c="13"/>void main ( <text:s text:c="3"/>)</text:p>
      <text:p text:style-name="P1"><text:s text:c="12"/>{</text:p>
      <text:p text:style-name="P1"><text:s text:c="12"/>print ( " We are in main function ");</text:p>
      <text:p text:style-name="P1"><text:s text:c="13"/>}</text:p>
      <text:p text:style-name="P1"><text:s text:c="12"/>void functional ( <text:s text:c="3"/>)</text:p>
      <text:p text:style-name="P1"><text:s text:c="12"/>{</text:p>
      <text:p text:style-name="P1"><text:s text:c="13"/>print f ( " This is the function 1);</text:p>
      <text:p text:style-name="P1"><text:s text:c="12"/>}</text:p>
      <text:p text:style-name="P1"><text:s text:c="11"/>void function 2 ( <text:s text:c="3"/>)</text:p>
      <text:p text:style-name="P1"><text:s text:c="11"/>{</text:p>
      <text:p text:style-name="P1"><text:s text:c="12"/>print ( " This is the function 2 ")</text:p>
      <text:p text:style-name="P1"><text:s text:c="12"/>}</text:p>
      <text:p text:style-name="P1"><text:s text:c="12"/>o/p =?</text:p>
      <text:p text:style-name="P1"/>
      <text:p text:style-name="P1"><text:s text:c="7"/>3. <text:s text:c="2"/># if def</text:p>
      <text:p text:style-name="Standard"><text:s text:c="11"/># if </text:p>
      <text:p text:style-name="Standard"><text:s text:c="11"/># elif</text:p>
      <text:p text:style-name="Standard"><text:soft-page-break/><text:s text:c="11"/># undef</text:p>
      <text:p text:style-name="Standard"><text:s text:c="11"/>which of the following is the Macro Processor in C?</text:p>
      <text:p text:style-name="Standard"/>
      <text:p text:style-name="Standard"><text:s text:c="7"/>4. <text:s text:c="2"/>Char a=1; <text:s text:c="18"/></text:p>
      <text:p text:style-name="Standard"><text:s text:c="12"/>char <text:s/>b=1;</text:p>
      <text:p text:style-name="Standard"><text:s text:c="12"/>c= a+b;</text:p>
      <text:p text:style-name="Standard"><text:s text:c="12"/>o/p= ?</text:p>
      <text:p text:style-name="Standard"><text:s/></text:p>
      <text:p text:style-name="Standard"><text:s text:c="7"/>5. <text:s text:c="2"/>Which of the following is not a bitopa</text:p>
      <text:p text:style-name="Standard"><text:s text:c="12"/>a) <text:s/>!= <text:s text:c="3"/>b)&amp;<text:span text:style-name="T2"> <text:s text:c="2"/>c) &amp; <text:s text:c="2"/>d) &gt;=</text:span></text:p>
      <text:p text:style-name="P1"/>
      <text:p text:style-name="P1"><text:s text:c="8"/>6. <text:s text:c="2"/># include &lt;stdio.h&gt; <text:s text:c="14"/></text:p>
      <text:p text:style-name="P1"><text:s text:c="12"/># include (con .h)</text:p>
      <text:p text:style-name="P1"><text:s text:c="12"/>void main ( <text:s text:c="2"/>)</text:p>
      <text:p text:style-name="P1"><text:s text:c="12"/>{ <text:s text:c="3"/>int i=258;</text:p>
      <text:p text:style-name="P1"><text:s text:c="18"/>char <text:s/>c= i ; </text:p>
      <text:p text:style-name="P1"><text:s text:c="18"/>print ( " % d ", C);</text:p>
      <text:p text:style-name="P1"><text:s text:c="13"/>}</text:p>
      <text:p text:style-name="P1"><text:s text:c="13"/>a) 0 <text:s text:c="2"/>b)258 <text:s text:c="3"/>c)none.</text:p>
      <text:p text:style-name="P1"/>
      <text:list xml:id="list6959189276622790129" text:style-name="L1">
        <text:list-item>
          <text:list>
            <text:list-item>
              <text:p text:style-name="P6">Void main ( <text:s text:c="4"/>)</text:p>
              <text:p text:style-name="P6"><text:s/>{ <text:s/>char arr1 [ <text:s text:c="2"/>] = { "xyz "}</text:p>
              <text:p text:style-name="P4"><text:span text:style-name="T2"><text:s text:c="5"/>char arr 2</text:span> <text:s/>[ <text:s text:c="2"/>] = {"xyz "}</text:p>
              <text:p text:style-name="P4"><text:s text:c="5"/>if (arr 1= <text:s/>= <text:s/>arr2 )</text:p>
              <text:p text:style-name="P4"><text:s text:c="2"/>print ( " equal ");</text:p>
              <text:p text:style-name="P4"><text:s text:c="2"/>{ char printf (" unequal ");</text:p>
              <text:p text:style-name="P4"/>
            </text:list-item>
            <text:list-item>
              <text:p text:style-name="P4">Void fun (int j )</text:p>
              <text:p text:style-name="P4">{</text:p>
              <text:p text:style-name="P4"><text:s/>if ( j &lt;10 )</text:p>
              <text:p text:style-name="P4">{</text:p>
              <text:p text:style-name="P4">fun (j+1)</text:p>
              <text:p text:style-name="P4">}</text:p>
              <text:p text:style-name="P4">print ( "% d ", j )</text:p>
              <text:p text:style-name="P4">}</text:p>
              <text:p text:style-name="P4">int main ( <text:s text:c="2"/>)</text:p>
              <text:p text:style-name="P4">{</text:p>
              <text:p text:style-name="P4">int i=0;</text:p>
              <text:p text:style-name="P4">fun ( i );</text:p>
              <text:p text:style-name="P4">return;</text:p>
              <text:p text:style-name="P4">}</text:p>
            </text:list-item>
          </text:list>
        </text:list-item>
      </text:list>
      <text:p text:style-name="Standard"><text:s text:c="18"/>a) 10,9, 8.7--------- ------0 <text:s text:c="4"/>b) 0,1,2 ----------10 <text:s text:c="4"/>c) 0 <text:s text:c="4"/>d) stack overflow</text:p>
      <text:p text:style-name="Standard"/>
      <text:list xml:id="list6268798937350084757" text:style-name="L2">
        <text:list-item>
          <text:list>
            <text:list-item>
              <text:p text:style-name="P11">Void Main ( <text:s text:c="3"/>)</text:p>
              <text:p text:style-name="P11">{</text:p>
              <text:p text:style-name="P11"><text:s/>int * a [3];</text:p>
              <text:p text:style-name="P11"><text:s/>a = (int *) mallocc (10 * size of (int);</text:p>
              <text:p text:style-name="P11">free (a);</text:p>
              <text:p text:style-name="P11">} </text:p>
            </text:list-item>
          </text:list>
        </text:list-item>
      </text:list>
      <text:p text:style-name="Standard"><text:s text:c="13"/>a) error : cannot allocatre memory <text:s text:c="2"/>b) error : a cannot store the value.</text:p>
      <text:p text:style-name="Standard"><text:s text:c="9"/></text:p>
      <text:p text:style-name="Standard"><text:s text:c="11"/>10. <text:s text:c="2"/>Void main ( <text:s text:c="2"/>)</text:p>
      <text:p text:style-name="Standard"><text:soft-page-break/><text:s text:c="19"/>int *plr;</text:p>
      <text:p text:style-name="Standard"><text:s text:c="19"/>{ int myarr [10] = { 30,,31,32,33,34,};</text:p>
      <text:p text:style-name="Standard"><text:s text:c="19"/>unsigned int index <text:s/>= 0x ffffff;</text:p>
      <text:p text:style-name="Standard"><text:s text:c="19"/>plr = &amp; myarr [ 2 ];</text:p>
      <text:p text:style-name="Standard"><text:s text:c="19"/>print ( " % d ", my arr [1] ;</text:p>
      <text:p text:style-name="Standard"><text:s text:c="19"/>plr [index] = 40;</text:p>
      <text:p text:style-name="Standard"><text:s text:c="19"/>print f (" % d ", my arr [1];</text:p>
      <text:p text:style-name="Standard"><text:s text:c="19"/>}</text:p>
      <text:p text:style-name="Standard"><text:s text:c="17"/>a) 30, 31 <text:s text:c="2"/>b) 31,31 <text:s text:c="3"/>c) 31,40 <text:s text:c="5"/>d) error.</text:p>
      <text:p text:style-name="Standard"/>
      <text:list xml:id="list1026500809244674380" text:style-name="L3">
        <text:list-item>
          <text:list>
            <text:list-item>
              <text:p text:style-name="P12">Which doesn't hold the call by value?</text:p>
              <text:p text:style-name="P12"><text:s text:c="3"/>a) string <text:s/>b)Variable <text:s/>c) a &amp; b <text:s text:c="2"/>d) structur.</text:p>
            </text:list-item>
          </text:list>
        </text:list-item>
      </text:list>
      <text:p text:style-name="Standard"><text:s text:c="8"/></text:p>
      <text:p text:style-name="Standard"/>
      <text:p text:style-name="Standard"><text:s text:c="37"/></text:p>
      <text:p text:style-name="Standard"/>
      <text:p text:style-name="Standard"><text:s text:c="13"/><text:span text:style-name="T3">Second Round :</text:span></text:p>
      <text:p text:style-name="Standard"><text:span text:style-name="T3"><text:s text:c="17"/></text:span><text:span text:style-name="T2">Technical - <text:s/>C, C++, DS <text:s text:c="102"/></text:span></text:p>
      <text:list xml:id="list531341236514225318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linked list – advantages</text:p>
                        </text:list-item>
                      </text:list>
                      <text:p text:style-name="P7">2. <text:s text:c="2"/>Binary search tree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 text:c="30"/>3. <text:s text:c="2"/>Tree traversal – inorder, postorder, proorder.</text:p>
      <text:p text:style-name="Standard"><text:s text:c="30"/>4. <text:s text:c="2"/>Count no of repeated digits in a given <text:s/>integer don't consider as away.</text:p>
      <text:p text:style-name="Standard"><text:s text:c="30"/>5. <text:s text:c="2"/>Difference between aways &amp; linked list. <text:s text:c="58"/></text:p>
      <text:p text:style-name="Standard"><text:s text:c="30"/>6. <text:s text:c="2"/>Difference between Linked list &amp; tree.</text:p>
      <text:p text:style-name="Standard"><text:s text:c="30"/>7. <text:s text:c="2"/>How insertion is faster in linked list.</text:p>
      <text:p text:style-name="Standard"><text:s text:c="15"/></text:p>
      <text:p text:style-name="Standard"/>
      <text:p text:style-name="Standard"><text:s text:c="52"/><text:span text:style-name="T3"><text:s/></text:span><text:span text:style-name="T1">Huawei</text:span></text:p>
      <text:p text:style-name="P13"/>
      <text:p text:style-name="P2"><text:s text:c="8"/>Second round :-</text:p>
      <text:p text:style-name="P2"/>
      <text:p text:style-name="P2"><text:s text:c="12"/>Technical round :-</text:p>
      <text:p text:style-name="Standard"><text:span text:style-name="T3"><text:s text:c="17"/></text:span><text:span text:style-name="T2">C, Data structures.</text:span></text:p>
      <text:list xml:id="list7706753768922676996" text:style-name="L5">
        <text:list-item>
          <text:list>
            <text:list-item>
              <text:list>
                <text:list-item>
                  <text:list>
                    <text:list-item>
                      <text:p text:style-name="P8">Insertion &amp; deletion of a node in linked list.</text:p>
                    </text:list-item>
                    <text:list-item>
                      <text:p text:style-name="P8">Semephores (operating system)</text:p>
                    </text:list-item>
                    <text:list-item>
                      <text:p text:style-name="P8">What is the use of Static</text:p>
                    </text:list-item>
                    <text:list-item>
                      <text:p text:style-name="P8">String reverse, Concat, without using built in functions.</text:p>
                    </text:list-item>
                    <text:list-item>
                      <text:p text:style-name="P8">The layers of OSI model?</text:p>
                    </text:list-item>
                    <text:list-item>
                      <text:p text:style-name="P8">What are the protocols are used in OSI model &amp; explain each layer.</text:p>
                    </text:list-item>
                    <text:list-item>
                      <text:p text:style-name="P8">What is dead lock.</text:p>
                    </text:list-item>
                    <text:list-item>
                      <text:p text:style-name="P8">What is macro's?</text:p>
                    </text:list-item>
                    <text:list-item>
                      <text:p text:style-name="P8">What is Datasegment 7 text segment .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 text:c="23"/>10. <text:s text:c="2"/>Difference between Stack &amp; heap. <text:s text:c="26"/></text:p>
      <text:p text:style-name="P1"><text:s text:c="163"/></text:p>
      <text:p text:style-name="P1"><text:s text:c="164"/></text:p>
      <text:p text:style-name="P1"><text:s text:c="20"/><text:span text:style-name="T4">Huwaei question</text:span></text:p>
      <text:p text:style-name="P3"><text:s/></text:p>
      <text:list xml:id="list8571253400266165154" text:style-name="L6">
        <text:list-item>
          <text:list>
            <text:list-item>
              <text:p text:style-name="P9">Memory Structure in C.</text:p>
            </text:list-item>
            <text:list-item>
              <text:p text:style-name="P9">String – "Hello world"</text:p>
              <text:p text:style-name="P9"><text:s text:c="3"/>swap these words.</text:p>
            </text:list-item>
            <text:list-item>
              <text:p text:style-name="P9"><draw:line text:anchor-type="paragraph" draw:z-index="3" draw:style-name="gr1" draw:text-style-name="P16" svg:x1="2.9866in" svg:y1="0.0547in" svg:x2="2.9866in" svg:y2="0.2736in"><text:p/></draw:line><draw:line text:anchor-type="paragraph" draw:z-index="2" draw:style-name="gr1" draw:text-style-name="P16" svg:x1="2.8098in" svg:y1="0.0547in" svg:x2="2.8098in" svg:y2="0.2736in"><text:p/></draw:line><draw:line text:anchor-type="paragraph" draw:z-index="1" draw:style-name="gr1" draw:text-style-name="P16" svg:x1="2.6429in" svg:y1="0.0547in" svg:x2="2.6429in" svg:y2="0.2736in"><text:p/></draw:line><draw:rect text:anchor-type="paragraph" draw:z-index="0" draw:style-name="gr1" draw:text-style-name="P16" svg:width="0.0315in" svg:height="0.0315in" svg:x="3.3516in" svg:y="1.0862in"><text:p/></draw:rect><draw:rect text:anchor-type="paragraph" draw:z-index="5" draw:style-name="gr2" draw:text-style-name="P17" svg:width="0.9587in" svg:height="0.2189in" svg:x="2.0283in" svg:y="0.0547in"><text:p><text:span text:style-name="T7"><text:s text:c="2"/></text:span><text:span text:style-name="T7">0 <text:s/>1 <text:s/>1 <text:s/>1 <text:s text:c="2"/>0</text:span></text:p></draw:rect><text:soft-page-break/>If we take <text:s text:c="3"/>i/p as <text:s text:c="122"/></text:p>
              <text:p text:style-name="P9"><draw:rect text:anchor-type="paragraph" draw:z-index="4" draw:style-name="gr2" draw:text-style-name="P17" svg:width="0.9587in" svg:height="0.2189in" svg:x="2.0075in" svg:y="0.1839in"><text:p><text:span text:style-name="T7"><text:s text:c="2"/></text:span><text:span text:style-name="T7">0 <text:s/>0 <text:s text:c="2"/>1 <text:s text:c="2"/>1 <text:s text:c="2"/>1 <text:s text:c="2"/></text:span></text:p></draw:rect> <text:s text:c="144"/></text:p>
              <text:p text:style-name="P9"><text:s text:c="20"/>o/p - <text:s text:c="119"/></text:p>
            </text:list-item>
          </text:list>
        </text:list-item>
      </text:list>
      <text:p text:style-name="P1"><text:s/></text:p>
      <text:p text:style-name="P1"><text:s text:c="12"/>4. <text:s/>Write a general code to add an element in linked list &amp; location should be given by user.</text:p>
      <text:p text:style-name="P1"/>
      <text:p text:style-name="P1"><text:s text:c="12"/>5. <text:s text:c="2"/>What is CPU scheduling.with an example.</text:p>
      <text:p text:style-name="P1"/>
      <text:p text:style-name="P1"><text:s text:c="12"/>6. <text:s text:c="2"/>What is protocol?</text:p>
      <text:p text:style-name="P1"/>
      <text:p text:style-name="P1"><text:s text:c="12"/>7. <text:s text:c="2"/>About ip header?</text:p>
      <text:p text:style-name="P1"/>
      <text:p text:style-name="P1"><text:s text:c="12"/>8. <text:s text:c="2"/>Difference <text:s text:c="2"/>between connectionless &amp; connections oriented &amp; how they works.</text:p>
      <text:p text:style-name="P1"/>
      <text:p text:style-name="P1"><text:s text:c="12"/>9. <text:s text:c="2"/>Pointers ----- single pointers, double pointer.</text:p>
      <text:p text:style-name="P1"/>
      <text:p text:style-name="P1"><text:s text:c="11"/>10. <text:s/>Can use swap 2 number using pointers but without using the temp var.</text:p>
      <text:p text:style-name="P1"/>
      <text:list xml:id="list3331350976967981487" text:style-name="L7">
        <text:list-item>
          <text:list>
            <text:list-item>
              <text:p text:style-name="P10">Let we have 2 ropes &amp; each rope take 30 min to burnt. But i want to burn both ropes</text:p>
              <text:p text:style-name="P10"><text:s/>in 45 min.How?</text:p>
              <text:p text:style-name="P10"/>
            </text:list-item>
          </text:list>
        </text:list-item>
      </text:list>
      <text:p text:style-name="P1"><text:s text:c="11"/>12. <text:s/>Let I have 10 packets of cigrates. 1 of them is defective &amp; i have 1 digital machine only <text:s text:c="4"/></text:p>
      <text:p text:style-name="P1"><text:s text:c="19"/>by using weighting, How can i found <text:s/>that defective o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49S</meta:editing-duration>
    <meta:editing-cycles>20</meta:editing-cycles>
    <meta:generator>OpenOffice.org/3.4$Win32 OpenOffice.org_project/340m1$Build-9590</meta:generator>
    <dc:date>2016-03-10T17:06:47.78</dc:date>
    <meta:document-statistic meta:table-count="0" meta:image-count="0" meta:object-count="0" meta:page-count="4" meta:paragraph-count="150" meta:word-count="732" meta:character-count="5870"/>
    <meta:user-defined meta:name="Info 1"/>
    <meta:user-defined meta:name="Info 2"/>
    <meta:user-defined meta:name="Info 3"/>
    <meta:user-defined meta:name="Info 4"/>
  </office:meta>
</office:document-meta>
</file>